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 Jesús Alexis Alvarado Abreu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, MARTES, JUEVES Y VIERNES DE 11:00 AM A 1:00 PM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101354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